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officeooo:rsid="00016629" officeooo:paragraph-rsid="00016629" style:font-weight-asian="normal" style:font-weight-complex="normal"/>
    </style:style>
    <style:style style:name="P3" style:family="paragraph" style:parent-style-name="Standard">
      <style:text-properties fo:font-weight="normal" officeooo:rsid="0006297a" officeooo:paragraph-rsid="0006297a" style:font-weight-asian="normal" style:font-weight-complex="normal"/>
    </style:style>
    <style:style style:name="P4" style:family="paragraph" style:parent-style-name="Standard">
      <style:text-properties fo:font-weight="normal" officeooo:rsid="0008a528" officeooo:paragraph-rsid="000c0bcf" style:font-weight-asian="normal" style:font-weight-complex="normal"/>
    </style:style>
    <style:style style:name="T1" style:family="text">
      <style:text-properties officeooo:rsid="0002e367"/>
    </style:style>
    <style:style style:name="T2" style:family="text">
      <style:text-properties officeooo:rsid="000aa0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tionale for your test strategy and test plan </text:p>
      <text:p text:style-name="P1"/>
      <text:p text:style-name="P4">My initial intention for the test strategy was to first create tests for each aspect of my classes and adjust existing tests to suit any project changes. <text:span text:style-name="T2">In the early stages of development everything new class and method I created would have a test assoicated with it, and if other classes were adjusted to use new methods the tests would also be adjusted. The first test I implemented was adding schedues to the meter, this test highlighted a lot of issues and was the most problematic part of my program to implement. The test highlighted issues with my original data type for the schedule. Originally I had the meter with an array list called shcedule rather an object ScheduleList which contains the list, much like how meterList is implemented. The tset also highlighted other issues such as having identical times. However in the end this method is never actually called on its own, its only use is within the create meter method within service facade.</text:span></text:p>
      <text:p text:style-name="P4"/>
      <text:p text:style-name="P4"><text:span text:style-name="T2">The tests were the main reason I was able to gain an understanding of how the code works but as my understanding grew I did start to slack with the tests. If I allowed myself more time I imagine I would have done the same still but made sure I had tests for everything in my code, even if some of them were created after the actual implentation.</text:span></text:p>
      <text:p text:style-name="P1"/>
      <text:p text:style-name="P1">Critical evaluation of your code and/or design</text:p>
      <text:p text:style-name="P1"/>
      <text:p text:style-name="P2">Overall, I am happy with the code I have produced, However. I feel starting the project earlier would have seen a huge improvement in the final product. Upon starting out I found the template provided took a significant time inventmest to get to grips with although once I become familiar with it all I was able to progress rather rapidly. The fact that the template was rather daunting could be why I delayed starting the project, should I have started earlier I would expect to see a much more polished end project.</text:p>
      <text:p text:style-name="P2"/>
      <text:p text:style-name="P2">With this in mind, I still believe my code meets most of the criteria. I am most satisfied with my implentation of the parking meter. To my understanding it meets all of the criteria in terms of functionality. I<text:span text:style-name="T1">f I was to improve this class I would add some validation to the location to filter out numbers and obscure characters and maybe implent a new attribute of type bool to distinguish between city and park and ride. Although this can be determined through the location attribute I provided, Having a clear distnction would make the price calculation method more efficent. I also opted to add a default schedule to my meteres which I applied to the create method in the service facade, the reason behind this was to essentially avoid having to manually maniplulate or validate the times to keep it all standarised . Having a standardised timetable also makes the implenation of the calculate price method a lot easier as I can round the purchase time up to the nearest half hour and I know I my schedule will have a start time for it. The downside to my default schedule implentation on the jsp is that if you want to update the rate for a time range of a few hours you have to do each individual half hour shcedule. This was an oversight on my behalf as it wouldnt be too difficult to modify the schedulelist for multiple schedule items at once and also be done within a single jsp page rather than the two I created.</text:span></text:p>
      <text:p text:style-name="P2"/>
      <text:p text:style-name="P3">The bank service was something I never got around to implenting however this would have been quite easy to do. I would have another method which takes in the credit card number and thens the lunn check, returning true if its a valid card else, false. This method would then be implented at the start of purchase ticket, if the method call returns false I would just reject the payment, output a message saying invalid credit card and return to the met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02:06:00.596303962</meta:creation-date>
    <dc:date>2019-01-17T21:00:57.055207943</dc:date>
    <meta:editing-duration>PT44M45S</meta:editing-duration>
    <meta:editing-cycles>6</meta:editing-cycles>
    <meta:generator>LibreOffice/6.0.7.3$Linux_X86_64 LibreOffice_project/00m0$Build-3</meta:generator>
    <meta:document-statistic meta:table-count="0" meta:image-count="0" meta:object-count="0" meta:page-count="1" meta:paragraph-count="7" meta:word-count="683" meta:character-count="3802" meta:non-whitespace-character-count="3125"/>
  </office:meta>
</office:document-meta>
</file>